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48204e" officeooo:paragraph-rsid="0048204e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204e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38d3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838d3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72ef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d35e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ea3b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d35e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0294d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9d35e" style:font-size-asian="12pt" style:font-size-complex="12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9d35e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0294d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25f33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9d35e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9d35e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9d35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9d35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9d35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9d35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9d35e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9d35e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9d35e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9d35e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9d35e" style:font-name-asian="Times New Roman1" style:font-size-asian="12pt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9d35e" style:font-size-asian="12pt" style:font-size-complex="12pt"/>
    </style:style>
    <style:style style:name="P3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0294d" style:font-size-asian="12pt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25f33" style:font-size-asian="12pt" style:font-size-complex="12pt" style:language-complex="ar" style:country-complex="SA"/>
    </style:style>
    <style:style style:name="P41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9d35e" style:font-size-asian="12pt" style:font-size-complex="12pt" style:language-complex="ar" style:country-complex="SA"/>
    </style:style>
    <style:style style:name="P42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9d35e" style:font-size-asian="12pt" style:font-size-complex="12pt"/>
    </style:style>
    <style:style style:name="P43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9d35e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2ee4" style:font-name-asian="Symbol1"/>
    </style:style>
    <style:style style:name="T3" style:family="text">
      <style:text-properties style:text-position="sub 58%" officeooo:rsid="00152284" style:font-name-asian="Symbol1"/>
    </style:style>
    <style:style style:name="T4" style:family="text">
      <style:text-properties style:text-position="sub 58%" style:font-name-complex="Times New Roman"/>
    </style:style>
    <style:style style:name="T5" style:family="text">
      <style:text-properties style:text-position="sub 58%" officeooo:rsid="001f6207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50294d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3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4" style:family="text">
      <style:text-properties style:font-name-asian="Symbol" style:font-name-complex="Symbol"/>
    </style:style>
    <style:style style:name="T25" style:family="text">
      <style:text-properties officeooo:rsid="00067e84" style:font-name-asian="Symbol" style:font-name-complex="Symbol"/>
    </style:style>
    <style:style style:name="T26" style:family="text">
      <style:text-properties officeooo:rsid="002f74a9" style:font-name-asian="Symbol" style:font-name-complex="Symbol"/>
    </style:style>
    <style:style style:name="T27" style:family="text">
      <style:text-properties style:font-name-asian="Symbol1"/>
    </style:style>
    <style:style style:name="T28" style:family="text">
      <style:text-properties style:font-name-asian="Symbol1" style:font-name-complex="Times New Roman"/>
    </style:style>
    <style:style style:name="T29" style:family="text">
      <style:text-properties officeooo:rsid="00133909" style:font-name-asian="Symbol1" style:font-name-complex="Times New Roman"/>
    </style:style>
    <style:style style:name="T30" style:family="text">
      <style:text-properties style:font-name-asian="Symbol1" style:font-name-complex="Symbol1"/>
    </style:style>
    <style:style style:name="T31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e5ab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="Times New Roman" fo:language="uk" fo:country="UA" officeooo:rsid="0050294d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style:font-name-asian="Symbol1"/>
    </style:style>
    <style:style style:name="T36" style:family="text">
      <style:text-properties style:use-window-font-color="true" style:text-position="0% 100%" officeooo:rsid="0019ccc0" style:font-name-asian="Symbol1" style:font-name-complex="Times New Roman"/>
    </style:style>
    <style:style style:name="T37" style:family="text">
      <style:text-properties style:use-window-font-color="true" style:text-position="0% 100%" officeooo:rsid="001bb99b" style:font-name-asian="Symbol1" style:font-name-complex="Times New Roman"/>
    </style:style>
    <style:style style:name="T38" style:family="text">
      <style:text-properties style:use-window-font-color="true" style:text-position="0% 100%" officeooo:rsid="001d1f55" style:font-name-asian="Symbol1" style:font-name-complex="Times New Roman"/>
    </style:style>
    <style:style style:name="T39" style:family="text">
      <style:text-properties style:use-window-font-color="true" style:text-position="0% 100%" officeooo:rsid="00209f49" style:font-name-asian="Symbol1" style:font-name-complex="Times New Roman"/>
    </style:style>
    <style:style style:name="T40" style:family="text">
      <style:text-properties style:use-window-font-color="true" style:text-position="0% 100%" officeooo:rsid="00213a04" style:font-name-asian="Symbol1" style:font-name-complex="Times New Roman"/>
    </style:style>
    <style:style style:name="T41" style:family="text">
      <style:text-properties style:use-window-font-color="true" style:text-position="0% 100%" officeooo:rsid="0021d54f" style:font-name-asian="Symbol1" style:font-name-complex="Times New Roman"/>
    </style:style>
    <style:style style:name="T42" style:family="text">
      <style:text-properties style:use-window-font-color="true" style:text-position="0% 100%" officeooo:rsid="0050294d" style:font-name-asian="Symbol1" style:font-name-complex="Times New Roman"/>
    </style:style>
    <style:style style:name="T43" style:family="text">
      <style:text-properties style:use-window-font-color="true" style:text-position="0% 100%" officeooo:rsid="001bb99b" style:font-name-asian="Symbol1"/>
    </style:style>
    <style:style style:name="T44" style:family="text">
      <style:text-properties style:use-window-font-color="true" style:text-position="0% 100%" officeooo:rsid="00152ee4" style:font-name-asian="Symbol1"/>
    </style:style>
    <style:style style:name="T45" style:family="text">
      <style:text-properties style:use-window-font-color="true" style:text-position="0% 100%" officeooo:rsid="0015a3a6" style:font-name-asian="Symbol1"/>
    </style:style>
    <style:style style:name="T46" style:family="text">
      <style:text-properties style:use-window-font-color="true" style:text-position="0% 100%" officeooo:rsid="001bb99b" style:font-name-asian="Symbol" style:font-name-complex="Symbol"/>
    </style:style>
    <style:style style:name="T47" style:family="text">
      <style:text-properties style:use-window-font-color="true" style:text-position="0% 100%" officeooo:rsid="00209f49" style:font-name-asian="Symbol" style:font-name-complex="Symbol"/>
    </style:style>
    <style:style style:name="T48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49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0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50294d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58bddd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6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7" style:family="text">
      <style:text-properties style:use-window-font-color="true" style:text-position="0% 100%" style:font-name-asian="Times New Roman1" style:font-name-complex="Times New Roman1"/>
    </style:style>
    <style:style style:name="T68" style:family="text">
      <style:text-properties style:use-window-font-color="true" style:text-position="0% 100%" officeooo:rsid="00226033" style:font-name-asian="Times New Roman1" style:font-name-complex="Times New Roman1"/>
    </style:style>
    <style:style style:name="T69" style:family="text">
      <style:text-properties style:use-window-font-color="true" style:text-position="0% 100%" officeooo:rsid="0023fb3a" style:font-name-asian="Times New Roman1" style:font-name-complex="Times New Roman1"/>
    </style:style>
    <style:style style:name="T70" style:family="text">
      <style:text-properties style:use-window-font-color="true" style:text-position="0% 100%" officeooo:rsid="00259524" style:font-name-asian="Times New Roman1" style:font-name-complex="Times New Roman1"/>
    </style:style>
    <style:style style:name="T71" style:family="text">
      <style:text-properties style:use-window-font-color="true" style:text-position="sub 58%" officeooo:rsid="001bb99b" style:font-name-asian="Symbol1" style:font-name-complex="Times New Roman"/>
    </style:style>
    <style:style style:name="T72" style:family="text">
      <style:text-properties style:use-window-font-color="true" style:text-position="sub 58%" officeooo:rsid="001bb99b" style:font-name-asian="Symbol1"/>
    </style:style>
    <style:style style:name="T73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7" style:family="text">
      <style:text-properties style:use-window-font-color="true" officeooo:rsid="001f6207" style:font-name-asian="Calibri" style:font-name-complex="Times New Roman"/>
    </style:style>
    <style:style style:name="T78" style:family="text">
      <style:text-properties style:use-window-font-color="true" officeooo:rsid="00113f11" style:font-name-asian="Calibri" style:font-name-complex="Times New Roman"/>
    </style:style>
    <style:style style:name="T79" style:family="text">
      <style:text-properties style:use-window-font-color="true" officeooo:rsid="004b2df9" style:font-name-asian="Calibri" style:font-name-complex="Times New Roman"/>
    </style:style>
    <style:style style:name="T80" style:family="text">
      <style:text-properties style:use-window-font-color="true" officeooo:rsid="0050294d" style:font-name-asian="Calibri" style:font-name-complex="Times New Roman"/>
    </style:style>
    <style:style style:name="T81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2" style:family="text">
      <style:text-properties fo:font-variant="normal" fo:text-transform="none" fo:letter-spacing="normal" fo:font-style="normal" fo:font-weight="normal" loext:padding="0in" loext:border="none"/>
    </style:style>
    <style:style style:name="T83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5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7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50294d" style:font-name-complex="Times New Roman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50294d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50294d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9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0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50294d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58bddd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5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9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0" style:family="text">
      <style:text-properties style:font-name-complex="Times New Roman"/>
    </style:style>
    <style:style style:name="T121" style:family="text">
      <style:text-properties officeooo:rsid="000d5c2d" style:font-name-complex="Times New Roman"/>
    </style:style>
    <style:style style:name="T122" style:family="text">
      <style:text-properties officeooo:rsid="00067e84" style:font-name-complex="Times New Roman"/>
    </style:style>
    <style:style style:name="T123" style:family="text">
      <style:text-properties officeooo:rsid="001e28a3" style:font-name-complex="Times New Roman"/>
    </style:style>
    <style:style style:name="T124" style:family="text">
      <style:text-properties officeooo:rsid="001f6207" style:font-name-complex="Times New Roman"/>
    </style:style>
    <style:style style:name="T125" style:family="text">
      <style:text-properties officeooo:rsid="00448a21" style:font-name-complex="Times New Roman"/>
    </style:style>
    <style:style style:name="T126" style:family="text">
      <style:text-properties officeooo:rsid="0003347c" style:font-name-asian="Symbola" style:font-name-complex="Symbola"/>
    </style:style>
    <style:style style:name="T127" style:family="text">
      <style:text-properties officeooo:rsid="0004d113" style:font-name-asian="Symbola" style:font-name-complex="Symbola"/>
    </style:style>
    <style:style style:name="T128" style:family="text">
      <style:text-properties officeooo:rsid="00067e84" style:font-name-asian="Symbola" style:font-name-complex="Symbola"/>
    </style:style>
    <style:style style:name="T129" style:family="text">
      <style:text-properties officeooo:rsid="0006f533" style:font-name-asian="Symbola" style:font-name-complex="Symbola"/>
    </style:style>
    <style:style style:name="T130" style:family="text">
      <style:text-properties officeooo:rsid="0006f533" style:font-name-asian="Times New Roman1" style:font-name-complex="Times New Roman1"/>
    </style:style>
    <style:style style:name="T131" style:family="text">
      <style:text-properties style:text-line-through-style="none" style:text-line-through-type="none" style:font-name-complex="Times New Roman"/>
    </style:style>
    <style:style style:name="T132" style:family="text">
      <style:text-properties style:text-line-through-style="none" style:text-line-through-type="none" style:font-name-asian="Symbol" style:font-name-complex="Symbol"/>
    </style:style>
    <style:style style:name="T133" style:family="text">
      <style:text-properties officeooo:rsid="003a5bbb"/>
    </style:style>
    <style:style style:name="T134" style:family="text">
      <style:text-properties officeooo:rsid="0042129b"/>
    </style:style>
    <style:style style:name="T135" style:family="text"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T136" style:family="text">
      <style:text-properties style:font-name="Times New Roman" fo:font-size="12pt" fo:language="uk" fo:country="UA" style:text-underline-style="none" officeooo:rsid="00448a21" style:font-size-asian="12pt" style:font-name-complex="Times New Roman" style:font-size-complex="12pt" style:language-complex="ar" style:country-complex="SA"/>
    </style:style>
    <style:style style:name="T137" style:family="text">
      <style:text-properties style:font-name="Times New Roman" fo:font-size="12pt" fo:language="uk" fo:country="UA" style:text-underline-style="none" style:font-name-asian="Symbol" style:font-size-asian="12pt" style:font-name-complex="Symbol" style:font-size-complex="12pt" style:language-complex="ar" style:country-complex="SA"/>
    </style:style>
    <style:style style:name="T138" style:family="text">
      <style:text-properties style:font-name="Times New Roman" fo:font-size="12pt" fo:language="uk" fo:country="UA" style:text-underline-style="none" officeooo:rsid="0003347c" style:font-name-asian="Symbol" style:font-size-asian="12pt" style:font-name-complex="Symbol" style:font-size-complex="12pt" style:language-complex="ar" style:country-complex="SA"/>
    </style:style>
    <style:style style:name="T139" style:family="text">
      <style:text-properties style:font-name="Times New Roman" fo:language="uk" fo:country="UA" style:font-name-complex="Times New Roman" style:language-complex="ar" style:country-complex="SA"/>
    </style:style>
    <style:style style:name="T140" style:family="text">
      <style:text-properties officeooo:rsid="0050294d"/>
    </style:style>
    <style:style style:name="T141" style:family="text">
      <style:text-properties officeooo:rsid="0054662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Варіант №<text:span text:style-name="T141">28</text:span></text:p>
      <text:p text:style-name="P3"/>
      <text:p text:style-name="P3">1) Які з наведених співвідношень є правильними?</text:p>
      <text:list xml:id="list1094074052" text:style-name="L1">
        <text:list-item>
          <text:p text:style-name="P44">{1, 2, 3} = {1, 3, 2}; <text:s/></text:p>
        </text:list-item>
        <text:list-item>
          <text:p text:style-name="P46"><text:span text:style-name="T120">{</text:span><text:span text:style-name="T24">⊘</text:span><text:span text:style-name="T120">}</text:span><text:span text:style-name="T24">∈</text:span><text:span text:style-name="T120">{1, {2}}; <text:s/></text:span></text:p>
        </text:list-item>
        <text:list-item>
          <text:p text:style-name="P46"><text:span text:style-name="T131">1</text:span><text:span text:style-name="T132">⊆</text:span><text:span text:style-name="T131">{1, {2}}</text:span><text:span text:style-name="T120">; <text:s/></text:span></text:p>
        </text:list-item>
        <text:list-item>
          <text:p text:style-name="P46"><text:span text:style-name="T120">{2}</text:span><text:span text:style-name="T24">∈</text:span><text:span text:style-name="T120">{1, {2}}; <text:s/></text:span></text:p>
        </text:list-item>
        <text:list-item>
          <text:p text:style-name="P46"><text:span text:style-name="T120">{1}</text:span><text:span text:style-name="T24">∈</text:span><text:span text:style-name="T120">{1, {2}}; <text:s/></text:span></text:p>
        </text:list-item>
        <text:list-item>
          <text:p text:style-name="P46"><text:span text:style-name="T24">⊘∈</text:span><text:span text:style-name="T120">{1, {2}}; <text:s/></text:span></text:p>
        </text:list-item>
        <text:list-item>
          <text:p text:style-name="P46"><text:span text:style-name="T120">{1}</text:span><text:span text:style-name="T24">⊆</text:span><text:span text:style-name="T120">{1, {2}}; <text:s/></text:span></text:p>
        </text:list-item>
        <text:list-item>
          <text:p text:style-name="P46"><text:span text:style-name="T126">⊘</text:span><text:span text:style-name="T24">⊆</text:span><text:span text:style-name="T120">{1, {2}}; <text:s/></text:span></text:p>
        </text:list-item>
        <text:list-item>
          <text:p text:style-name="P46"><text:span text:style-name="T120">{</text:span><text:span text:style-name="T24">⊘</text:span><text:span text:style-name="T120">}</text:span><text:span text:style-name="T24">⊆</text:span><text:span text:style-name="T120">{1, {2}}; <text:s/></text:span></text:p>
        </text:list-item>
        <text:list-item>
          <text:p text:style-name="P46"><text:span text:style-name="T120">{1, {2}}</text:span><text:span text:style-name="T121">=</text:span><text:span text:style-name="T120">{</text:span><text:span text:style-name="T24">⊘</text:span><text:span text:style-name="T120">, 1, {2}};</text:span></text:p>
        </text:list-item>
        <text:list-item>
          <text:p text:style-name="P45">{1, 2, 3} = {1, {2}, 3};</text:p>
        </text:list-item>
        <text:list-item>
          <text:p text:style-name="P44">⊘ = { };</text:p>
          <text:p text:style-name="P47"/>
        </text:list-item>
      </text:list>
      <text:p text:style-name="P1"><text:span text:style-name="T135">2) Для заданої множини A = {</text:span><text:span text:style-name="T137">⊘</text:span><text:span text:style-name="T135">, {</text:span><text:span text:style-name="T136">j</text:span><text:span text:style-name="T135">, </text:span><text:span text:style-name="T136">m</text:span><text:span text:style-name="T135">}} побудувати булеан </text:span><text:span text:style-name="T138">β</text:span><text:span text:style-name="T135">(A) множини A.</text:span></text:p>
      <text:p text:style-name="P4"/>
      <text:p text:style-name="P16"><text:span text:style-name="T120">3) Нехай A={1, 3, 5, </text:span><text:span text:style-name="T125">8</text:span><text:span text:style-name="T120">}, B={3, </text:span><text:span text:style-name="T125">5</text:span><text:span text:style-name="T120">, 7}. Знайти A</text:span><text:span text:style-name="T127">⋂</text:span><text:span text:style-name="T120">B, A</text:span><text:span text:style-name="T127">⋃</text:span><text:span text:style-name="T120">B, В\А, A\B, A</text:span><text:span text:style-name="T127">∇</text:span><text:span text:style-name="T120">B, де </text:span><text:span text:style-name="T24">∇</text:span><text:span text:style-name="T120"> - симетрична різниця.</text:span></text:p>
      <text:p text:style-name="P2"/>
      <text:p text:style-name="P15"><text:span text:style-name="T120">4) Довести, що </text:span><text:span text:style-name="T24">β</text:span><text:span text:style-name="T120">(A</text:span><text:span text:style-name="T24">⋂</text:span><text:span text:style-name="T120">C) = </text:span><text:span text:style-name="T24">β</text:span><text:span text:style-name="T120">(A) </text:span><text:span text:style-name="T24">⋂</text:span><text:span text:style-name="T120"> </text:span><text:span text:style-name="T24">β</text:span><text:span text:style-name="T120">(C), де </text:span><text:span text:style-name="T24">β</text:span><text:span text:style-name="T120">(X) - булеан множини X.</text:span></text:p>
      <text:p text:style-name="P2"/>
      <text:p text:style-name="P2">5) Довести наведені нижче рівності шляхом тотожних перетворень:</text:p>
      <text:p text:style-name="P17"><text:span text:style-name="T120">(а) A </text:span><text:span text:style-name="T24">⋃ </text:span><text:span text:style-name="T120">(А </text:span><text:span text:style-name="T24">⋂ </text:span><text:span text:style-name="T120">В) = А; <text:s/></text:span></text:p>
      <text:p text:style-name="P17"><text:span text:style-name="T122">(б) <text:s/>(A </text:span><text:span text:style-name="T25">⋂</text:span><text:span text:style-name="T122"> B) ⋃ (А </text:span><text:span text:style-name="T25">⋂</text:span><text:span text:style-name="T128"> </text:span><text:span text:style-name="T122">В </text:span><text:span text:style-name="T25">⋂ </text:span><text:span text:style-name="T26">C</text:span><text:span text:style-name="T122">) ⋃ (A </text:span><text:span text:style-name="T25">⋂</text:span><text:span text:style-name="T122"> B </text:span><text:span text:style-name="T25">⋂ </text:span><text:span text:style-name="T26">D</text:span><text:span text:style-name="T122">) = A </text:span><text:span text:style-name="T25">⋂</text:span><text:span text:style-name="T122"> B.</text:span></text:p>
      <text:p text:style-name="P2"/>
      <text:p text:style-name="P15"><text:span text:style-name="T120">6) Довести, що не можна виразити операцію ⋃ через операції \ та </text:span><text:span text:style-name="T24">⋂</text:span><text:span text:style-name="T120">.</text:span></text:p>
      <text:p text:style-name="P2"/>
      <text:p text:style-name="P5">7) Нехай на множині М = {1, 2, 3, 4} задані відношення:</text:p>
      <text:p text:style-name="P18"><text:span text:style-name="T120">R</text:span><text:span text:style-name="T4">1 </text:span><text:span text:style-name="T120">= {(1, 2), (1, 3), (2, 3), (2, 4), (4, 1), (4, 3)};</text:span></text:p>
      <text:p text:style-name="P18"><text:span text:style-name="T120">R</text:span><text:span text:style-name="T4">2</text:span><text:span text:style-name="T120">={(1,1), (2,2), (3,3), (4,4), (2,3), (2,4), (3,1), (4,1)}; </text:span></text:p>
      <text:p text:style-name="P18"><text:span text:style-name="T120">R</text:span><text:span text:style-name="T4">3</text:span><text:span text:style-name="T120"> = {(1,2), (1,3), (1,4), (2,1), (3,1), (3, 3), (4, 1)}; </text:span></text:p>
      <text:p text:style-name="P15"><text:span text:style-name="T120">R</text:span><text:span text:style-name="T4">4</text:span><text:span text:style-name="T120"> = {(1, 1), (2, 2), (3, 3), (4, 4), (1, 3), (2, 4), (3, 1), (4, 2)}; </text:span></text:p>
      <text:p text:style-name="P15"><text:span text:style-name="T120">R</text:span><text:span text:style-name="T4">5</text:span><text:span text:style-name="T120"> = {(1, 1), (1, 2), (1, 4), (2, 2), (2, 4), (3, 3), (3, 4), (4, 2), (4, 3), (4, 4)}.</text:span></text:p>
      <text:p text:style-name="P6">Визначити, які з цих відношень: </text:p>
      <text:p text:style-name="P6">(а) рефлексивні; (б) антирефлексивні; (в) не рефлексивні; </text:p>
      <text:p text:style-name="P2">(г) симетричні; (д) антисиметричні; (е) не симетричні; (є) транзитивні.</text:p>
      <text:p text:style-name="P2"/>
      <text:p text:style-name="P15"><text:span text:style-name="T120">8) Довести, що (A\B)</text:span><text:span text:style-name="T129">⨯</text:span><text:span text:style-name="T120">С=(A</text:span><text:span text:style-name="T24">⨯</text:span><text:span text:style-name="T120">С)\(B</text:span><text:span text:style-name="T24">⨯</text:span><text:span text:style-name="T120">С).</text:span></text:p>
      <text:p text:style-name="P7"/>
      <text:p text:style-name="P19"><text:span text:style-name="T120">9) Для відношень R</text:span><text:span text:style-name="T4">1</text:span><text:span text:style-name="T120"> і R</text:span><text:span text:style-name="T4">2</text:span><text:span text:style-name="T120"> таких, що R</text:span><text:span text:style-name="T4">1</text:span><text:span text:style-name="T24">⊆</text:span><text:span text:style-name="T120">R</text:span><text:span text:style-name="T4">2</text:span><text:span text:style-name="T120"> довести, що R</text:span><text:span text:style-name="T4">1</text:span><text:span text:style-name="T18">○</text:span><text:span text:style-name="T120">Q </text:span><text:span text:style-name="T24">⊆</text:span><text:span text:style-name="T120"> R</text:span><text:span text:style-name="T4">2</text:span><text:span text:style-name="T24">○</text:span><text:span text:style-name="T120">Q, де Q – довільне відношення.</text:span></text:p>
      <text:p text:style-name="P2"/>
      <text:p text:style-name="P15"><text:span text:style-name="T120">10) Довести, що композиція R</text:span><text:span text:style-name="T4">1</text:span><text:span text:style-name="T24">○</text:span><text:span text:style-name="T120">R</text:span><text:span text:style-name="T4">2</text:span><text:span text:style-name="T120"> симетричних відношень R</text:span><text:span text:style-name="T4">1</text:span><text:span text:style-name="T120"> і R</text:span><text:span text:style-name="T4">2</text:span><text:span text:style-name="T120"> буде симетричним відношенням тоді і тільки тоді, коли R</text:span><text:span text:style-name="T4">1</text:span><text:span text:style-name="T24">○</text:span><text:span text:style-name="T120">R</text:span><text:span text:style-name="T4">2</text:span><text:span text:style-name="T120"> = R</text:span><text:span text:style-name="T4">2</text:span><text:span text:style-name="T24">○</text:span><text:span text:style-name="T120">R</text:span><text:span text:style-name="T4">1</text:span><text:span text:style-name="T120">.</text:span></text:p>
      <text:p text:style-name="P2"/>
      <text:p text:style-name="P20"><text:span text:style-name="T120">11) В</text:span><text:span text:style-name="T123">ід</text:span><text:span text:style-name="T120">ношення R</text:span><text:span text:style-name="T7">+</text:span><text:span text:style-name="T120"> назива</text:span><text:span text:style-name="T123">є</text:span><text:span text:style-name="T120">ться транзитивн</text:span><text:span text:style-name="T123">и</text:span><text:span text:style-name="T120">м зам</text:span><text:span text:style-name="T123">и</text:span><text:span text:style-name="T120">кан</text:span><text:span text:style-name="T123">н</text:span><text:span text:style-name="T120">ям в</text:span><text:span text:style-name="T123">ід</text:span><text:span text:style-name="T120">ношення </text:span><text:span text:style-name="T123">R</text:span><text:span text:style-name="T120"> на М, якщо </text:span><text:span text:style-name="T123">a</text:span><text:span text:style-name="T120">R</text:span><text:span text:style-name="T7">+</text:span><text:span text:style-name="T19">b</text:span><text:span text:style-name="T120">, </text:span><text:span text:style-name="T123">де </text:span><text:span text:style-name="T120">а, </text:span><text:span text:style-name="T123">b</text:span><text:span text:style-name="T120"> </text:span><text:span text:style-name="T24">∈</text:span><text:span text:style-name="T120">М, тод</text:span><text:span text:style-name="T123">і</text:span><text:span text:style-name="T120"> й т</text:span><text:span text:style-name="T123">іл</text:span><text:span text:style-name="T120">ьки тод</text:span><text:span text:style-name="T123">і</text:span><text:span text:style-name="T120">, коли у множи</text:span><text:span text:style-name="T123">ні</text:span><text:span text:style-name="T120"> М </text:span><text:span text:style-name="T123">існ</text:span><text:span text:style-name="T120">у</text:span><text:span text:style-name="T123">є</text:span><text:span text:style-name="T120"> така посл</text:span><text:span text:style-name="T124">ід</text:span><text:span text:style-name="T120">ов</text:span><text:span text:style-name="T124">ні</text:span><text:span text:style-name="T120">сть елемен</text:span><text:span text:style-name="T124">ті</text:span><text:span text:style-name="T120">в а</text:span><text:span text:style-name="T5">1</text:span><text:span text:style-name="T120">, а</text:span><text:span text:style-name="T4">2</text:span><text:span text:style-name="T120">, ..., а</text:span><text:span text:style-name="T5">k</text:span><text:span text:style-name="T120">, що а</text:span><text:span text:style-name="T5">1</text:span><text:span text:style-name="T120"> = а, а</text:span><text:span text:style-name="T5">k</text:span><text:span text:style-name="T120"> = </text:span><text:span text:style-name="T77">b</text:span><text:span text:style-name="T120"> </text:span><text:span text:style-name="T124">і</text:span><text:span text:style-name="T120"> а</text:span><text:span text:style-name="T5">1</text:span><text:span text:style-name="T120">Rа</text:span><text:span text:style-name="T4">2</text:span><text:span text:style-name="T120">, а</text:span><text:span text:style-name="T5">2</text:span><text:span text:style-name="T120">Rа</text:span><text:span text:style-name="T5">3</text:span><text:span text:style-name="T120">, ..., <text:s/>а</text:span><text:span text:style-name="T5">k-1</text:span><text:span text:style-name="T120">Rа</text:span><text:span text:style-name="T5">k</text:span><text:span text:style-name="T20">. </text:span><text:span text:style-name="T120">Довести, що R</text:span><text:span text:style-name="T7">+</text:span><text:span text:style-name="T120"> = R</text:span><text:span text:style-name="T7">(1)</text:span><text:span text:style-name="T120">⋃R</text:span><text:span text:style-name="T7">(2)</text:span><text:span text:style-name="T120">⋃...⋃R</text:span><text:span text:style-name="T7">(k)</text:span><text:span text:style-name="T120">⋃..., де R</text:span><text:span text:style-name="T7">(k)</text:span><text:span text:style-name="T120">= R</text:span><text:span text:style-name="T24">○</text:span><text:span text:style-name="T120">...</text:span><text:span text:style-name="T24">○</text:span><text:span text:style-name="T120">R k разів.</text:span></text:p>
      <text:p text:style-name="P8"/>
      <text:p text:style-name="P15"><text:span text:style-name="T120">12) Довести, якщо f</text:span><text:span text:style-name="T24">⊆</text:span><text:span text:style-name="T120">А</text:span><text:span text:style-name="T24">⨯</text:span><text:span text:style-name="T120">В і g</text:span><text:span text:style-name="T24">⊆</text:span><text:span text:style-name="T120">B</text:span><text:span text:style-name="T24">⨯</text:span><text:span text:style-name="T120">C - функціональні відношення, то f</text:span><text:span text:style-name="T24">○</text:span><text:span text:style-name="T120">g</text:span><text:span text:style-name="T24">⊆</text:span><text:span text:style-name="T120">А</text:span><text:span text:style-name="T24">⨯</text:span><text:span text:style-name="T120">C також функціональне.</text:span></text:p>
      <text:p text:style-name="P2"/>
      <text:p text:style-name="P9"><text:soft-page-break/>13) Довести, що відношення f<text:span text:style-name="T24">⊆</text:span>А<text:span text:style-name="T24">⨯</text:span>В є сюр’єктивним відношенням тоді й тільки тоді, коли і<text:span text:style-name="T1">В</text:span><text:span text:style-name="T24">⊆</text:span>f<text:span text:style-name="T6">-1</text:span><text:span text:style-name="T24">○</text:span>f.</text:p>
      <text:p text:style-name="P2"/>
      <text:p text:style-name="P10">14) Нехай задані множини A = {a, b, c, d, e} і B = {1, 2, 3, 4, 5} та відношення між ними:</text:p>
      <text:p text:style-name="P10">C1 = {(a, 3), (b, 2), (c, 3), (e, 3)}, <text:s text:c="3"/></text:p>
      <text:p text:style-name="P10">C2 = {(a, 2), (a, 5), (b, 1), (b, 5), (c, 2), (d, 3), (d, 5)}, </text:p>
      <text:p text:style-name="P10">C3 = {(a, 2), (a, 3), (b, 1), (c, 4), (c, 5), (d, 1), (e, 2), (e, 4)}, <text:s text:c="3"/></text:p>
      <text:p text:style-name="P10">C4 = {(a, 4), (b, 3), (c, 5), (d, 2), (e, 1)}, </text:p>
      <text:p text:style-name="P10">C5 = {(a, 2), (b, 3), (c, 4), (d, 1), (e, 5)}. </text:p>
      <text:p text:style-name="P10">Визначити, які з цих відношень: </text:p>
      <text:p text:style-name="P10">(а) функціональні; (б) всюди визначені; (в) сюр’єктивні; (г) ін’єктивні; (д) бієктивні.</text:p>
      <text:p text:style-name="P2"/>
      <text:p text:style-name="P11">15) <text:span text:style-name="T68">Довести, що для дов</text:span><text:span text:style-name="T69">іл</text:span><text:span text:style-name="T68">ьного в</text:span><text:span text:style-name="T69">ід</text:span><text:span text:style-name="T68">ношення екв</text:span><text:span text:style-name="T69">і</text:span><text:span text:style-name="T68">валентнос</text:span><text:span text:style-name="T69">ті</text:span><text:span text:style-name="T68"> </text:span><text:span text:style-name="T43">R</text:span><text:span text:style-name="T68"> наведе</text:span><text:span text:style-name="T69">ні</text:span><text:span text:style-name="T68"> твердження р</text:span><text:span text:style-name="T69">і</text:span><text:span text:style-name="T68">вносиль</text:span><text:span text:style-name="T69">ні</text:span><text:span text:style-name="T68">:</text:span></text:p>
      <text:p text:style-name="P12"><text:span text:style-name="T67">(а) (х, у)</text:span><text:span text:style-name="T70">∈</text:span><text:span text:style-name="T43">R; </text:span><text:span text:style-name="T35">(б)</text:span><text:span text:style-name="T43"> [x]</text:span><text:span text:style-name="T72">R</text:span><text:span text:style-name="T43"> </text:span><text:span text:style-name="T46">⋂</text:span><text:span text:style-name="T43"> [y]</text:span><text:span text:style-name="T72">R</text:span><text:span text:style-name="T43"> </text:span><text:span text:style-name="T68">≠</text:span><text:span text:style-name="T43"> </text:span><text:span text:style-name="T46">⊘</text:span><text:span text:style-name="T43">; </text:span><text:span text:style-name="T35">(в) </text:span><text:span text:style-name="T43">[x]</text:span><text:span text:style-name="T72">R</text:span><text:span text:style-name="T43"> = [y]</text:span><text:span text:style-name="T72">R</text:span><text:span text:style-name="T43">.</text:span></text:p>
      <text:p text:style-name="P2"/>
      <text:p text:style-name="P11">16) На множині А = {a, b, c, d} визначити частковий порядок з двома мінімальними і одним максимальним елементами.</text:p>
      <text:p text:style-name="P2"/>
      <text:p text:style-name="P13">17) Побудувати частково впорядковану множину з 1 мінімальним, але без найменшого елемента.</text:p>
      <text:p text:style-name="P2"/>
      <text:p text:style-name="P41"><text:span text:style-name="T120">18) Нехай R і Q – часткові порядки на множині А. Довести, що R</text:span><text:span text:style-name="T24">⋂</text:span><text:span text:style-name="T120">Q - частковий порядок на А.</text:span></text:p>
      <text:p text:style-name="P14"/>
      <text:p text:style-name="P14">19) Побудувати відношення лінійного порядку на множині N<text:span text:style-name="T6">2</text:span>, де N – множина натуральних чисел.</text:p>
      <text:p text:style-name="P14"/>
      <text:p text:style-name="P14">20) Яка потужність множини ірраціональних чисел? (Відповідь обґрунтувати).</text:p>
      <text:p text:style-name="P14"/>
      <text:p text:style-name="P14">21) Побудувати взаємно-однозначну відповідність між точками довільного відрізку i прямої.</text:p>
      <text:p text:style-name="P14"/>
      <text:p text:style-name="P14">22) Побудувати бієкцію між множиною точок інтервалу (0, 1) і відрізку [0, 1].</text:p>
      <text:p text:style-name="P14"/>
      <text:p text:style-name="P21"><text:span text:style-name="T120">23) Нехай А – довільна множина, f: A</text:span><text:span text:style-name="T130">→</text:span><text:span text:style-name="T24">β</text:span><text:span text:style-name="T120">(A) - відображення. Довести, що f(A)</text:span><text:span text:style-name="T130">≠</text:span><text:span text:style-name="T24">β</text:span><text:span text:style-name="T120">(A) і |f(A)|&lt;|</text:span><text:span text:style-name="T24">β</text:span><text:span text:style-name="T120">(A)|.</text:span></text:p>
      <text:p text:style-name="P14"/>
      <text:p text:style-name="P14">24) Довести, що потужність множини всіх функцій дійсного аргументу більша за континуум.</text:p>
      <text:p text:style-name="P14"/>
      <text:p text:style-name="P14">25) <text:span text:style-name="T27">Знайти множини:</text:span></text:p>
      <text:p text:style-name="P21"><text:span text:style-name="T28">(а) {</text:span><text:span text:style-name="T30">⊘</text:span><text:span text:style-name="T28">} </text:span><text:span text:style-name="T30">⋂</text:span><text:span text:style-name="T28"> {</text:span><text:span text:style-name="T30">⊘</text:span><text:span text:style-name="T28">}; <text:s/></text:span></text:p>
      <text:p text:style-name="P21"><text:span text:style-name="T28">(б) {</text:span><text:span text:style-name="T30">⊘</text:span><text:span text:style-name="T28">, {</text:span><text:span text:style-name="T30">⊘</text:span><text:span text:style-name="T28">}} \ </text:span><text:span text:style-name="T30">⊘</text:span><text:span text:style-name="T28">; </text:span></text:p>
      <text:p text:style-name="P21"><text:span text:style-name="T28">(в) </text:span><text:span text:style-name="T30">⊘</text:span><text:span text:style-name="T28"> </text:span><text:span text:style-name="T30">⋂</text:span><text:span text:style-name="T28"> {</text:span><text:span text:style-name="T30">⊘</text:span><text:span text:style-name="T28">}; </text:span></text:p>
      <text:p text:style-name="P14"><text:span text:style-name="T27">(г) {</text:span><text:span text:style-name="T30">⊘</text:span><text:span text:style-name="T27">, {</text:span><text:span text:style-name="T30">⊘</text:span><text:span text:style-name="T27">}} \ {{</text:span><text:span text:style-name="T30">⊘</text:span><text:span text:style-name="T27">}}; </text:span></text:p>
      <text:p text:style-name="P14"><text:span text:style-name="T27">(д) </text:span><text:span text:style-name="T30">⊘</text:span><text:span text:style-name="T27">⋃{</text:span><text:span text:style-name="T30">⊘</text:span><text:span text:style-name="T27">}; </text:span></text:p>
      <text:p text:style-name="P14"><text:span text:style-name="T27">(е) {</text:span><text:span text:style-name="T30">⊘</text:span><text:span text:style-name="T27">, {</text:span><text:span text:style-name="T30">⊘</text:span><text:span text:style-name="T27">}} \ {</text:span><text:span text:style-name="T30">⊘</text:span><text:span text:style-name="T27">}.</text:span></text:p>
      <text:p text:style-name="P14"/>
      <text:p text:style-name="P14">26) <text:span text:style-name="T15">Нехай А = {а</text:span><text:span text:style-name="T2">1</text:span><text:span text:style-name="T15">, а</text:span><text:span text:style-name="T3">2</text:span><text:span text:style-name="T15">, ..., а</text:span><text:span text:style-name="T2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4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4"/>
      <text:p text:style-name="P14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5">іл</text:span><text:span text:style-name="T15">их чисел </text:span><text:span text:style-name="T17">Z.</text:span></text:p>
      <text:p text:style-name="P14"/>
      <text:p text:style-name="P38"><text:span text:style-name="T139">28) Довести, об’єднання </text:span><text:span text:style-name="T81">континуаль</text:span><text:span text:style-name="T139">ної сукупності континуальних множин має потужність континуум.</text:span></text:p>
      <text:p text:style-name="P14"/>
      <text:p text:style-name="P21"><text:span text:style-name="T120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7">(а) якщо А = В, то А ~ В;</text:p>
      <text:p text:style-name="P27"><text:soft-page-break/>(б) якщо А ~ В, то А = В.</text:p>
      <text:p text:style-name="P14"/>
      <text:p text:style-name="P14">30) <text:span text:style-name="T82">Довести, що якщо A та B — зліченні, то A</text:span><text:span text:style-name="T85">⨯</text:span><text:span text:style-name="T82">B — зліченн</text:span><text:span text:style-name="T86">а </text:span><text:span text:style-name="T82">множин</text:span><text:span text:style-name="T86">а</text:span><text:span text:style-name="T82">.</text:span></text:p>
      <text:p text:style-name="P14"/>
      <text:p text:style-name="P39"><text:span text:style-name="T87">3</text:span><text:span text:style-name="T89">1</text:span><text:span text:style-name="T87">) Довести, що множина вс</text:span><text:span text:style-name="T88">і</text:span><text:span text:style-name="T87">х ск</text:span><text:span text:style-name="T88">ін</text:span><text:span text:style-name="T87">ченних п</text:span><text:span text:style-name="T88">ід</text:span><text:span text:style-name="T87">множин зл</text:span><text:span text:style-name="T99">і</text:span><text:span text:style-name="T87">ченно</text:span><text:span text:style-name="T88">ї</text:span><text:span text:style-name="T87"> множини — зл</text:span><text:span text:style-name="T88">і</text:span><text:span text:style-name="T87">ченна.</text:span></text:p>
      <text:p text:style-name="P14"/>
      <text:p text:style-name="P22"><text:span text:style-name="T10">3</text:span><text:span text:style-name="T14">2</text:span><text:span text:style-name="T10">) 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6">ід</text:span><text:span text:style-name="T10">овностей натуральних чисел ма</text:span><text:span text:style-name="T12">є</text:span><text:span text:style-name="T10"> потуж</text:span><text:span text:style-name="T36">ні</text:span><text:span text:style-name="T10">сть континуум.</text:span></text:p>
      <text:p text:style-name="P27"/>
      <text:p text:style-name="P22"><text:span text:style-name="T93">3</text:span><text:span text:style-name="T97">3</text:span><text:span text:style-name="T93">) Число, яке не </text:span><text:span text:style-name="T94">є</text:span><text:span text:style-name="T93"> коренем жодного многочлена з ра</text:span><text:span text:style-name="T94">ці</text:span><text:span text:style-name="T93">ональними коеф</text:span><text:span text:style-name="T101">іці</text:span><text:span text:style-name="T102">є</text:span><text:span text:style-name="T93">нтами, назива</text:span><text:span text:style-name="T94">є</text:span><text:span text:style-name="T93">ться трансцендентним. </text:span><text:span text:style-name="T94">Довести, що м</text:span><text:span text:style-name="T93">ножина в</text:span><text:span text:style-name="T94">сі</text:span><text:span text:style-name="T93">х трансцендентних чисел континуальна.</text:span></text:p>
      <text:p text:style-name="P29"/>
      <text:p text:style-name="P21"><text:span text:style-name="T97">34) </text:span><text:span text:style-name="T93">Побудувати взаємно-однозначну відповідність між точками довільн</text:span><text:span text:style-name="T103">их двох</text:span><text:span text:style-name="T93"> відрізк</text:span><text:span text:style-name="T95">ів</text:span><text:span text:style-name="T93"> </text:span><text:span text:style-name="T92">[</text:span><text:span text:style-name="T93">а, </text:span><text:span text:style-name="T92">b] </text:span><text:span text:style-name="T93">i </text:span><text:span text:style-name="T92">[</text:span><text:span text:style-name="T95">c</text:span><text:span text:style-name="T93">, </text:span><text:span text:style-name="T95">d</text:span><text:span text:style-name="T92">].</text:span></text:p>
      <text:p text:style-name="P30"/>
      <text:p text:style-name="P39"><text:span text:style-name="T88">3</text:span><text:span text:style-name="T89">5</text:span><text:span text:style-name="T88">) </text:span><text:span text:style-name="T83">Довести, що м</text:span><text:span text:style-name="T82">ножина в</text:span><text:span text:style-name="T83">сі</text:span><text:span text:style-name="T82">х п</text:span><text:span text:style-name="T83">ід</text:span><text:span text:style-name="T82">множин зл</text:span><text:span text:style-name="T83">і</text:span><text:span text:style-name="T82">ченно</text:span><text:span text:style-name="T83">ї</text:span><text:span text:style-name="T82"> множини А ма</text:span><text:span text:style-name="T83">є </text:span><text:span text:style-name="T82">потуж</text:span><text:span text:style-name="T83">ні</text:span><text:span text:style-name="T82">сть континуум.</text:span></text:p>
      <text:p text:style-name="P28"/>
      <text:p text:style-name="P22"><text:span text:style-name="T93">3</text:span><text:span text:style-name="T97">6</text:span><text:span text:style-name="T93">) Встановити вза</text:span><text:span text:style-name="T92">є</text:span><text:span text:style-name="T93">мно-однозначну в</text:span><text:span text:style-name="T92">ід</text:span><text:span text:style-name="T93">пов</text:span><text:span text:style-name="T92">ід</text:span><text:span text:style-name="T104">ні</text:span><text:span text:style-name="T93">сть </text:span><text:span text:style-name="T104">мі</text:span><text:span text:style-name="T93">ж точками квадрата </text:span><text:span text:style-name="T92">[</text:span><text:span text:style-name="T93">а, </text:span><text:span text:style-name="T92">b]</text:span><text:span text:style-name="T98">⨯</text:span><text:span text:style-name="T92">[</text:span><text:span text:style-name="T93">а, </text:span><text:span text:style-name="T92">b]</text:span><text:span text:style-name="T93"> та площини.</text:span></text:p>
      <text:p text:style-name="P29"/>
      <text:p text:style-name="P21"><text:span text:style-name="T97">37) </text:span><text:span text:style-name="T92">Довести, що для дов</text:span><text:span text:style-name="T96">іл</text:span><text:span text:style-name="T92">ьних в</text:span><text:span text:style-name="T96">ід</text:span><text:span text:style-name="T92">ношень </text:span><text:span text:style-name="T103">R</text:span><text:span text:style-name="T115">1</text:span><text:span text:style-name="T112"> </text:span><text:span text:style-name="T113">і </text:span><text:span text:style-name="T103">R</text:span><text:span text:style-name="T115">2</text:span><text:span text:style-name="T92"> викону</text:span><text:span text:style-name="T96">є</text:span><text:span text:style-name="T92">ться <text:s/>(</text:span><text:span text:style-name="T103">R</text:span><text:span text:style-name="T115">1</text:span><text:span text:style-name="T112">○</text:span><text:span text:style-name="T103">R</text:span><text:span text:style-name="T115">2</text:span><text:span text:style-name="T96">)</text:span><text:span text:style-name="T119">-1</text:span><text:span text:style-name="T96"> </text:span><text:span text:style-name="T92">= </text:span><text:span text:style-name="T103">R</text:span><text:span text:style-name="T116">2</text:span><text:span text:style-name="T118">-1</text:span><text:span text:style-name="T112">○</text:span><text:span text:style-name="T103">R</text:span><text:span text:style-name="T116">1</text:span><text:span text:style-name="T118">-1</text:span><text:span text:style-name="T105">.</text:span></text:p>
      <text:p text:style-name="P31"/>
      <text:p text:style-name="P21"><text:span text:style-name="T42">38) </text:span><text:span text:style-name="T38">Довести, що об’</text:span><text:span text:style-name="T40">є</text:span><text:span text:style-name="T38">днання </text:span><text:span text:style-name="T37">R</text:span><text:span text:style-name="T71">1</text:span><text:span text:style-name="T38">⋃</text:span><text:span text:style-name="T37">R</text:span><text:span text:style-name="T71">2</text:span><text:span text:style-name="T38"> двох еквівалентностей </text:span><text:span text:style-name="T37">R</text:span><text:span text:style-name="T71">1</text:span><text:span text:style-name="T38"> </text:span><text:span text:style-name="T47">і</text:span><text:span text:style-name="T38"> </text:span><text:span text:style-name="T37">R</text:span><text:span text:style-name="T71">2</text:span><text:span text:style-name="T38"> </text:span><text:span text:style-name="T39">є</text:span><text:span text:style-name="T38"> екв</text:span><text:span text:style-name="T39">і</text:span><text:span text:style-name="T38">валентн</text:span><text:span text:style-name="T39">і</text:span><text:span text:style-name="T38">стю тод</text:span><text:span text:style-name="T39">і</text:span><text:span text:style-name="T38"> й т</text:span><text:span text:style-name="T39">іл</text:span><text:span text:style-name="T38">ьки т</text:span><text:span text:style-name="T39">о</text:span><text:span text:style-name="T38">д</text:span><text:span text:style-name="T39">і</text:span><text:span text:style-name="T38">, коли </text:span><text:span text:style-name="T37">R</text:span><text:span text:style-name="T71">1</text:span><text:span text:style-name="T38">⋃</text:span><text:span text:style-name="T37">R</text:span><text:span text:style-name="T71">2</text:span><text:span text:style-name="T38"> = </text:span><text:span text:style-name="T37">R</text:span><text:span text:style-name="T71">1</text:span><text:span text:style-name="T38">○</text:span><text:span text:style-name="T37">R</text:span><text:span text:style-name="T71">2</text:span><text:span text:style-name="T38">.</text:span></text:p>
      <text:p text:style-name="P34"/>
      <text:p text:style-name="P21"><text:span text:style-name="T42">39) </text:span><text:span text:style-name="T38">Довести, що для дов</text:span><text:span text:style-name="T39">іл</text:span><text:span text:style-name="T38">ьного в</text:span><text:span text:style-name="T39">ід</text:span><text:span text:style-name="T38">ношення екв</text:span><text:span text:style-name="T39">і</text:span><text:span text:style-name="T38">валентнос</text:span><text:span text:style-name="T39">ті </text:span><text:span text:style-name="T37">R</text:span><text:span text:style-name="T38"> викону</text:span><text:span text:style-name="T39">є</text:span><text:span text:style-name="T38">ться р</text:span><text:span text:style-name="T39">і</text:span><text:span text:style-name="T38">вн</text:span><text:span text:style-name="T39">і</text:span><text:span text:style-name="T38">сть </text:span><text:span text:style-name="T37">R</text:span><text:span text:style-name="T46">○</text:span><text:span text:style-name="T37">R</text:span><text:span text:style-name="T38"> = </text:span><text:span text:style-name="T37">R</text:span><text:span text:style-name="T38">.</text:span></text:p>
      <text:p text:style-name="P34"/>
      <text:p text:style-name="P25"><text:span text:style-name="T62">40) </text:span><text:span text:style-name="T54">Довести, що компози</text:span><text:span text:style-name="T55">ці</text:span><text:span text:style-name="T54">я </text:span><text:span text:style-name="T53">R</text:span><text:span text:style-name="T73">1</text:span><text:span text:style-name="T54">○</text:span><text:span text:style-name="T53">R</text:span><text:span text:style-name="T73">2</text:span><text:span text:style-name="T54"> двох еквівалентностей </text:span><text:span text:style-name="T53">R</text:span><text:span text:style-name="T73">1</text:span><text:span text:style-name="T54"> </text:span><text:span text:style-name="T66">і</text:span><text:span text:style-name="T54"> </text:span><text:span text:style-name="T53">R</text:span><text:span text:style-name="T73">2</text:span><text:span text:style-name="T54"> </text:span><text:span text:style-name="T55">є</text:span><text:span text:style-name="T54"> екв</text:span><text:span text:style-name="T55">і</text:span><text:span text:style-name="T54">валент</text:span><text:span text:style-name="T55">ні</text:span><text:span text:style-name="T54">стю, якщо </text:span><text:span text:style-name="T53">R</text:span><text:span text:style-name="T73">1</text:span><text:span text:style-name="T54">○</text:span><text:span text:style-name="T53">R</text:span><text:span text:style-name="T73">2 </text:span><text:span text:style-name="T56">=</text:span><text:span text:style-name="T54"> </text:span><text:span text:style-name="T53">R</text:span><text:span text:style-name="T73">1</text:span><text:span text:style-name="T54">⋃</text:span><text:span text:style-name="T53">R</text:span><text:span text:style-name="T73">2</text:span><text:span text:style-name="T54">. </text:span><text:span text:style-name="T56">Чи вірне обернене твердження? (Відповідь обґрунтувати).</text:span></text:p>
      <text:p text:style-name="P35"/>
      <text:p text:style-name="P25"><text:span text:style-name="T62">41) </text:span><text:span text:style-name="T56">Довести, що композиція </text:span><text:span text:style-name="T53">R</text:span><text:span text:style-name="T73">1</text:span><text:span text:style-name="T65">○</text:span><text:span text:style-name="T53">R</text:span><text:span text:style-name="T73">2</text:span><text:span text:style-name="T56"> транзитивних відношень </text:span><text:span text:style-name="T53">R</text:span><text:span text:style-name="T73">1</text:span><text:span text:style-name="T54"> </text:span><text:span text:style-name="T66">і</text:span><text:span text:style-name="T54"> </text:span><text:span text:style-name="T53">R</text:span><text:span text:style-name="T73">2</text:span><text:span text:style-name="T54"> </text:span><text:span text:style-name="T55">є</text:span><text:span text:style-name="T56"> транзитивним відношенням, якщо </text:span><text:span text:style-name="T53">R</text:span><text:span text:style-name="T73">1</text:span><text:span text:style-name="T65">○</text:span><text:span text:style-name="T53">R</text:span><text:span text:style-name="T73">2</text:span><text:span text:style-name="T57"> = </text:span><text:span text:style-name="T53">R</text:span><text:span text:style-name="T74">2</text:span><text:span text:style-name="T65">○</text:span><text:span text:style-name="T53">R</text:span><text:span text:style-name="T74">1</text:span><text:span text:style-name="T56">. Чи вірне обернене твердження? (Відповідь обґрунтувати).</text:span></text:p>
      <text:p text:style-name="P35"/>
      <text:p text:style-name="P21"><text:span text:style-name="T42">42) </text:span><text:span text:style-name="T38">Побудувати найменше в</text:span><text:span text:style-name="T40">ід</text:span><text:span text:style-name="T38">ношення еквівалентност</text:span><text:span text:style-name="T40">і</text:span><text:span text:style-name="T38"> </text:span><text:span text:style-name="T40">Q</text:span><text:span text:style-name="T38"> на множи</text:span><text:span text:style-name="T40">ні </text:span><text:span text:style-name="T38">М = {1, 2, 3}, що включа</text:span><text:span text:style-name="T41">є</text:span><text:span text:style-name="T38"> задане в</text:span><text:span text:style-name="T41">ід</text:span><text:span text:style-name="T38">ношення К = {(2, </text:span><text:span text:style-name="T41">1</text:span><text:span text:style-name="T38">), (3, </text:span><text:span text:style-name="T41">2</text:span><text:span text:style-name="T38">)}.</text:span></text:p>
      <text:p text:style-name="P34"/>
      <text:p text:style-name="P23"><text:span text:style-name="T62">43) </text:span><text:span text:style-name="T54">Нехай </text:span><text:span text:style-name="T53">R</text:span><text:span text:style-name="T54"> — транзитивне в</text:span><text:span text:style-name="T58">ід</text:span><text:span text:style-name="T54">ношення на множи</text:span><text:span text:style-name="T58">ні</text:span><text:span text:style-name="T54"> М. Довести, що </text:span><text:span text:style-name="T53">R</text:span><text:span text:style-name="T54"> </text:span><text:span text:style-name="T58">є</text:span><text:span text:style-name="T54"> частковим порядком на </text:span><text:span text:style-name="T58">М</text:span><text:span text:style-name="T54"> тод</text:span><text:span text:style-name="T58">і</text:span><text:span text:style-name="T54"> й </text:span><text:span text:style-name="T58">ті</text:span><text:span text:style-name="T54">льки тод</text:span><text:span text:style-name="T58">і</text:span><text:span text:style-name="T54">, коли </text:span><text:span text:style-name="T58">R</text:span><text:span text:style-name="T50">⋂</text:span><text:span text:style-name="T58">R</text:span><text:span text:style-name="T76">-1 </text:span><text:span text:style-name="T58">= i</text:span><text:span text:style-name="T75">A</text:span><text:span text:style-name="T58">.</text:span></text:p>
      <text:p text:style-name="P36"/>
      <text:p text:style-name="P23"><text:span text:style-name="T62">44) </text:span><text:span text:style-name="T58">Нехай </text:span><text:span text:style-name="T49">≤</text:span><text:span text:style-name="T58"> </text:span><text:span text:style-name="T59">i</text:span><text:span text:style-name="T58"> &lt; — традиц</text:span><text:span text:style-name="T59">ійні</text:span><text:span text:style-name="T58"> в</text:span><text:span text:style-name="T59">ід</text:span><text:span text:style-name="T58">ношення порядку на множи</text:span><text:span text:style-name="T59">ні</text:span><text:span text:style-name="T58"> натуральних чи</text:span><text:span text:style-name="T59">сел N. Довести, що </text:span></text:p>
      <text:p text:style-name="P24"><text:span text:style-name="T48">≤</text:span><text:span text:style-name="T54">○</text:span><text:span text:style-name="T58">&lt; </text:span><text:span text:style-name="T52">= </text:span><text:span text:style-name="T58">&lt;</text:span><text:span text:style-name="T48">.</text:span></text:p>
      <text:p text:style-name="P37"/>
      <text:p text:style-name="P37"><text:span text:style-name="T140">45) </text:span>Довести, що будь-яка непорожня скінченна частково впорядкована множина А містить мінімальний і максимальний елементи.</text:p>
      <text:p text:style-name="P33"/>
      <text:p text:style-name="P21"><text:span text:style-name="T109">46) </text:span><text:span text:style-name="T106">Довести, що об’</text:span><text:span text:style-name="T107">є</text:span><text:span text:style-name="T106">днання </text:span><text:span text:style-name="T107">f</text:span><text:span text:style-name="T117">1</text:span><text:span text:style-name="T106">⋃</text:span><text:span text:style-name="T107">f</text:span><text:span text:style-name="T117">2</text:span><text:span text:style-name="T106"> двох в</text:span><text:span text:style-name="T107">ідо</text:span><text:span text:style-name="T106">бражень </text:span><text:span text:style-name="T107">f</text:span><text:span text:style-name="T117">1</text:span><text:span text:style-name="T106"> </text:span><text:span text:style-name="T107">і f</text:span><text:span text:style-name="T117">2 <text:s/></text:span><text:span text:style-name="T106">з </text:span><text:span text:style-name="T107">А</text:span><text:span text:style-name="T106"> в В буде в</text:span><text:span text:style-name="T107">ід</text:span><text:span text:style-name="T106">ображенням </text:span><text:span text:style-name="T107">з</text:span><text:span text:style-name="T106"> А </text:span><text:span text:style-name="T108">в </text:span><text:span text:style-name="T106">В тод</text:span><text:span text:style-name="T107">і</text:span><text:span text:style-name="T106"> й т</text:span><text:span text:style-name="T107">іл</text:span><text:span text:style-name="T106">ьки тод</text:span><text:span text:style-name="T107">і</text:span><text:span text:style-name="T106">, коли <text:s/></text:span><text:span text:style-name="T107">f</text:span><text:span text:style-name="T117">1</text:span><text:span text:style-name="T106"> </text:span><text:span text:style-name="T114">=</text:span><text:span text:style-name="T106"> </text:span><text:span text:style-name="T107">f</text:span><text:span text:style-name="T117">2</text:span><text:span text:style-name="T107">.</text:span></text:p>
      <text:p text:style-name="P32"/>
      <text:p text:style-name="P21"><text:span text:style-name="T80">47) </text:span><text:span text:style-name="T78">За яких умов викону</text:span><text:span text:style-name="T79">є</text:span><text:span text:style-name="T78">ться рівн</text:span><text:span text:style-name="T79">і</text:span><text:span text:style-name="T78">ст</text:span><text:span text:style-name="T79">ь</text:span><text:span text:style-name="T120">: </text:span><text:span text:style-name="T29">(А \ В)⋃(В \ А) = А⋃В?</text:span></text:p>
      <text:p text:style-name="P14"/>
      <text:p text:style-name="P21"><text:span text:style-name="T14">48) </text:span><text:span text:style-name="T10">Довести, що </text:span><text:span text:style-name="T22">с</text:span><text:span text:style-name="T23">кі</text:span><text:span text:style-name="T22">нченна</text:span><text:span text:style-name="T10"> множина не р</text:span><text:span text:style-name="T11">і</text:span><text:span text:style-name="T10">внопотужна </text:span><text:span text:style-name="T11">(</text:span><text:span text:style-name="T91">не еквівалентна</text:span><text:span text:style-name="T11">) </text:span><text:span text:style-name="T10">жодн</text:span><text:span text:style-name="T11">ій</text:span><text:span text:style-name="T10"> сво</text:span><text:span text:style-name="T11">їй</text:span><text:span text:style-name="T10"> власн</text:span><text:span text:style-name="T11">ій</text:span><text:span text:style-name="T10"> п</text:span><text:span text:style-name="T11">ід</text:span><text:span text:style-name="T10">множин</text:span><text:span text:style-name="T11">і.</text:span></text:p>
      <text:p text:style-name="P28"/>
      <text:p text:style-name="P40"><text:soft-page-break/><text:span text:style-name="T90">49) </text:span><text:span text:style-name="T82">Чи можна накреслити на площи</text:span><text:span text:style-name="T100">ні</text:span><text:span text:style-name="T82"> континуальну множину кру</text:span><text:span text:style-name="T84">гі</text:span><text:span text:style-name="T82">в, жод</text:span><text:span text:style-name="T84">ні </text:span><text:span text:style-name="T82">два з яких не перетинаються? </text:span><text:span text:style-name="T110">(</text:span><text:span text:style-name="T111">В</text:span><text:span text:style-name="T110">ідповідь обґрунтувати).</text:span></text:p>
      <text:p text:style-name="P48"/>
      <text:p text:style-name="P26"><text:span text:style-name="T62">50) </text:span><text:span text:style-name="T60">Якою </text:span><text:span text:style-name="T61">є</text:span><text:span text:style-name="T60"> потуж</text:span><text:span text:style-name="T61">ні</text:span><text:span text:style-name="T60">сть множини ус</text:span><text:span text:style-name="T61">і</text:span><text:span text:style-name="T60">х в</text:span><text:span text:style-name="T61">ід</text:span><text:span text:style-name="T60">ображень типу </text:span><text:span text:style-name="T61">N</text:span><text:span text:style-name="T51">→</text:span><text:span text:style-name="T61">N</text:span><text:span text:style-name="T60">? </text:span><text:span text:style-name="T63">(</text:span><text:span text:style-name="T64">В</text:span><text:span text:style-name="T63">ідповідь обґрунтувати).</text:span></text:p>
      <text:p text:style-name="P48"/>
      <text:p text:style-name="P42"><text:span text:style-name="T34">51) </text:span><text:span text:style-name="T31">Показати</text:span><text:span text:style-name="T32">, </text:span><text:span text:style-name="T31">що</text:span><text:span text:style-name="T32"> всюди визначеність </text:span><text:span text:style-name="T33">відповідності</text:span><text:span text:style-name="T32"> не є інваріантн</text:span><text:span text:style-name="T33">ою</text:span><text:span text:style-name="T32"> відносно перетин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2:47.794038107</dc:date>
    <meta:editing-cycles>40</meta:editing-cycles>
    <meta:editing-duration>PT7H7M19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01" meta:character-count="6407" meta:non-whitespace-character-count="5350"/>
  </office:meta>
</office:document-meta>
</file>